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9222" officeooo:paragraph-rsid="00119222"/>
    </style:style>
    <style:style style:name="P2" style:family="paragraph" style:parent-style-name="Standard">
      <style:text-properties officeooo:rsid="00137ab4" officeooo:paragraph-rsid="00137ab4"/>
    </style:style>
    <style:style style:name="P3" style:family="paragraph" style:parent-style-name="Standard">
      <style:text-properties officeooo:rsid="0013e02f" officeooo:paragraph-rsid="0013e02f"/>
    </style:style>
    <style:style style:name="P4" style:family="paragraph" style:parent-style-name="Standard">
      <style:text-properties officeooo:rsid="0015f8ef" officeooo:paragraph-rsid="0015f8ef"/>
    </style:style>
    <style:style style:name="P5" style:family="paragraph" style:parent-style-name="Standard">
      <style:text-properties officeooo:rsid="00178402" officeooo:paragraph-rsid="00178402"/>
    </style:style>
    <style:style style:name="P6" style:family="paragraph" style:parent-style-name="Standard">
      <style:text-properties officeooo:rsid="0017a019" officeooo:paragraph-rsid="0017a019"/>
    </style:style>
    <style:style style:name="P7" style:family="paragraph" style:parent-style-name="Standard">
      <style:text-properties officeooo:rsid="00196442" officeooo:paragraph-rsid="00196442"/>
    </style:style>
    <style:style style:name="P8" style:family="paragraph" style:parent-style-name="Standard">
      <style:text-properties officeooo:rsid="001b2310" officeooo:paragraph-rsid="001b2310"/>
    </style:style>
    <style:style style:name="P9" style:family="paragraph" style:parent-style-name="Standard">
      <style:text-properties officeooo:rsid="001c9bb5" officeooo:paragraph-rsid="001c9bb5"/>
    </style:style>
    <style:style style:name="P10" style:family="paragraph" style:parent-style-name="Standard">
      <style:text-properties officeooo:rsid="00206988" officeooo:paragraph-rsid="00206988"/>
    </style:style>
    <style:style style:name="P11" style:family="paragraph" style:parent-style-name="Standard">
      <style:text-properties officeooo:rsid="002097f8" officeooo:paragraph-rsid="002097f8"/>
    </style:style>
    <style:style style:name="T1" style:family="text">
      <style:text-properties officeooo:rsid="00137ab4"/>
    </style:style>
    <style:style style:name="T2" style:family="text">
      <style:text-properties officeooo:rsid="0013e02f"/>
    </style:style>
    <style:style style:name="T3" style:family="text">
      <style:text-properties officeooo:rsid="001e78f2"/>
    </style:style>
    <style:style style:name="T4" style:family="text">
      <style:text-properties officeooo:rsid="0021c5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nkins Notes:</text:p>
      <text:p text:style-name="P1"/>
      <text:p text:style-name="P4">Credentials:</text:p>
      <text:p text:style-name="P4">username: <text:a xlink:type="simple" xlink:href="mailto:mohammed.shaik81@gmail.com" text:style-name="Internet_20_link" text:visited-style-name="Visited_20_Internet_20_Link">mohammed.shaik81@gmail.com</text:a></text:p>
      <text:p text:style-name="P4">password: <text:span text:style-name="T1">Password: Aistle7868@</text:span></text:p>
      <text:p text:style-name="P5">url: digitalocean.com</text:p>
      <text:p text:style-name="P8">jenkins password: abe59ad4d88c4cc1aa1f5fa3b29e2103</text:p>
      <text:p text:style-name="P8"/>
      <text:p text:style-name="P8">username: mohammed_aybits</text:p>
      <text:p text:style-name="P8">password: Aistle7868@</text:p>
      <text:p text:style-name="P8">url: http://134.122.28.225:8080/</text:p>
      <text:p text:style-name="P1"/>
      <text:p text:style-name="P1"><text:span text:style-name="T2">1. </text:span>ssh <text:a xlink:type="simple" xlink:href="mailto:root@134.122.28.225" text:style-name="Internet_20_link" text:visited-style-name="Visited_20_Internet_20_Link">root@134.122.28.225</text:a> <text:s/>//command to connect to digital ocean server</text:p>
      <text:p text:style-name="P3">2. systemctl status jenkins //command to check whether jenkis is installed.</text:p>
      <text:p text:style-name="P9">3. systemctl stop jenkins //<text:span text:style-name="T3">cmd to stop the jenkins server</text:span></text:p>
      <text:p text:style-name="P10">4. systemctl start jenkins</text:p>
      <text:p text:style-name="P11">5. systemctl restart jenkins</text:p>
      <text:p text:style-name="P6"><text:span text:style-name="T4">6</text:span>. ip addr show //command to show the ip of the jenkins</text:p>
      <text:p text:style-name="P7"><text:s/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3T17:44:32.836376284</meta:creation-date>
    <dc:date>2020-03-13T18:15:50.452856772</dc:date>
    <meta:editing-duration>PT31M13S</meta:editing-duration>
    <meta:editing-cycles>15</meta:editing-cycles>
    <meta:generator>LibreOffice/6.0.7.3$Linux_X86_64 LibreOffice_project/00m0$Build-3</meta:generator>
    <meta:document-statistic meta:table-count="0" meta:image-count="0" meta:object-count="0" meta:page-count="1" meta:paragraph-count="16" meta:word-count="70" meta:character-count="557" meta:non-whitespace-character-count="500"/>
  </office:meta>
</office:document-meta>
</file>